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.1cm" svg:height="1cm" svg:x="1cm" svg:y="1.5cm">
          <text:p text:style-name="P1">Cadastro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cm" svg:height="0.9cm" svg:x="1cm" svg:y="6.5cm">
          <text:p text:style-name="P1">Movimentaçõ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2cm" svg:height="0.9cm" svg:x="1cm" svg:y="14.4cm">
          <text:p text:style-name="P1">Utilitário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5cm" svg:height="0.9cm" svg:x="3.3cm" svg:y="2.9cm">
          <text:p text:style-name="P1">Entidad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4.5cm" svg:height="0.9cm" svg:x="3cm" svg:y="4cm">
          <text:p text:style-name="P1">Produto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4.5cm" svg:height="0.9cm" svg:x="2.7cm" svg:y="7.9cm">
          <text:p text:style-name="P1">Estoqu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4.9cm" svg:height="0.9cm" svg:x="2.4cm" svg:y="8.9cm">
          <text:p text:style-name="P1">Financeira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5.4cm" svg:height="0.9cm" svg:x="2.3cm" svg:y="15.5cm">
          <text:p text:style-name="P1">Configuraçõ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4.8cm" svg:height="1.1cm" svg:x="1cm" svg:y="18cm">
          <text:p text:style-name="P1">Núcle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4cm" svg:height="0.9cm" svg:x="3.9cm" svg:y="19.8cm">
          <text:p text:style-name="P1">SP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4.4cm" svg:height="0.9cm" svg:x="3.8cm" svg:y="20.9cm">
          <text:p text:style-name="P1">ACESSO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4.4cm" svg:height="0.9cm" svg:x="3.6cm" svg:y="22.1cm">
          <text:p text:style-name="P1">TELA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4.5cm" svg:height="0.9cm" svg:x="2.6cm" svg:y="5.1cm">
          <text:p text:style-name="P1">Contábei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4.5cm" svg:height="0.9cm" svg:x="2.5cm" svg:y="10cm">
          <text:p text:style-name="P1">Contábei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5.1cm" svg:height="1.1cm" svg:x="1cm" svg:y="23.4cm">
          <text:p text:style-name="P1">Multi Us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cm" svg:height="0.9cm" svg:x="3.6cm" svg:y="25.1cm">
          <text:p text:style-name="P1">Entidad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5cm" svg:height="0.9cm" svg:x="3.5cm" svg:y="26.3cm">
          <text:p text:style-name="P1">Produto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5cm" svg:height="0.9cm" svg:x="1cm" svg:y="11.9cm">
          <text:p text:style-name="P1">Relatório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cm" svg:height="0.9cm" svg:x="3.1cm" svg:y="27.4cm">
          <text:p text:style-name="P1">Financeira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2T14:03:12.70</meta:creation-date>
    <dc:date>2013-07-12T15:30:54.74</dc:date>
    <meta:editing-duration>PT4M54S</meta:editing-duration>
    <meta:editing-cycles>2</meta:editing-cycles>
    <meta:generator>LibreOffice/4.0.3.3$Windows_x86 LibreOffice_project/0eaa50a932c8f2199a615e1eb30f7ac74279539</meta:generator>
    <meta:document-statistic meta:object-count="19"/>
  </office:meta>
</office:document-meta>
</file>